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lazioni" style:family="table">
      <style:table-properties style:width="17.59cm" table:align="margins"/>
    </style:style>
    <style:style style:name="relazioni.A" style:family="table-column">
      <style:table-column-properties style:column-width="5.863cm" style:rel-column-width="21845*"/>
    </style:style>
    <style:style style:name="relazioni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relazioni.C1" style:family="table-cell">
      <style:table-cell-properties fo:padding="0.049cm" fo:border="0.05pt solid #000000" style:writing-mode="page"/>
    </style:style>
    <style:style style:name="relazioni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relazioni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0231e2" officeooo:paragraph-rsid="000231e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231e2" officeooo:paragraph-rsid="002ac2b1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231e2" officeooo:paragraph-rsid="00574b43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bold" officeooo:rsid="000231e2" officeooo:paragraph-rsid="000231e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18f2d1" officeooo:paragraph-rsid="0018f2d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weight="bold" officeooo:rsid="003849ae" officeooo:paragraph-rsid="003849a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042095" officeooo:paragraph-rsid="00042095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officeooo:rsid="000231e2" officeooo:paragraph-rsid="000231e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3pt" fo:font-weight="bold" officeooo:rsid="00042095" officeooo:paragraph-rsid="00042095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3pt" fo:font-weight="bold" officeooo:rsid="002d4ef7" officeooo:paragraph-rsid="002d4ef7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3pt" fo:font-weight="bold" officeooo:rsid="00312564" officeooo:paragraph-rsid="0031256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46a06" officeooo:paragraph-rsid="00046a06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52608" officeooo:paragraph-rsid="00052608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583b8" officeooo:paragraph-rsid="001583b8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8f2d1" officeooo:paragraph-rsid="0018f2d1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278b5" officeooo:paragraph-rsid="002278b5"/>
    </style:style>
    <style:style style:name="P17" style:family="paragraph" style:parent-style-name="Standard">
      <style:paragraph-properties fo:text-align="justify" style:justify-single-word="false"/>
      <style:text-properties style:font-name="Arial" fo:font-size="8pt" officeooo:rsid="002278b5" officeooo:paragraph-rsid="002278b5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8pt" officeooo:rsid="000231e2" officeooo:paragraph-rsid="000231e2" style:font-size-asian="7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29949b" officeooo:paragraph-rsid="0029949b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2d4ef7" officeooo:paragraph-rsid="002d4ef7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2ee864" officeooo:paragraph-rsid="002ee864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312564" officeooo:paragraph-rsid="00312564"/>
    </style:style>
    <style:style style:name="P23" style:family="paragraph" style:parent-style-name="Standard">
      <style:paragraph-properties fo:text-align="justify" style:justify-single-word="false"/>
      <style:text-properties style:font-name="Arial" officeooo:rsid="00312564" officeooo:paragraph-rsid="0031ecc3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3448f8" officeooo:paragraph-rsid="003448f8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3849ae" officeooo:paragraph-rsid="003849ae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3cc15f" officeooo:paragraph-rsid="003cc15f"/>
    </style:style>
    <style:style style:name="P27" style:family="paragraph" style:parent-style-name="Standard">
      <style:paragraph-properties fo:text-align="justify" style:justify-single-word="false"/>
      <style:text-properties style:font-name="Arial" officeooo:rsid="003ef082" officeooo:paragraph-rsid="00407899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419a8f" officeooo:paragraph-rsid="00419a8f"/>
    </style:style>
    <style:style style:name="P29" style:family="paragraph" style:parent-style-name="Standard">
      <style:paragraph-properties fo:text-align="justify" style:justify-single-word="false"/>
      <style:text-properties style:font-name="Arial" officeooo:rsid="00430ebd" officeooo:paragraph-rsid="00430ebd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0a4a7d" officeooo:paragraph-rsid="000a4a7d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weight="bold" officeooo:rsid="000a4a7d" officeooo:paragraph-rsid="000a4a7d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" fo:font-weight="bold" officeooo:rsid="004cf9db" officeooo:paragraph-rsid="004cf9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492a6b" officeooo:paragraph-rsid="00492a6b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4b0e78" officeooo:paragraph-rsid="004b0e78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officeooo:rsid="001b9491" officeooo:paragraph-rsid="001b9491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officeooo:rsid="001b9491" officeooo:paragraph-rsid="004e71cc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officeooo:rsid="001b9491" officeooo:paragraph-rsid="001cffbe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Arial" officeooo:rsid="001ad9a0" officeooo:paragraph-rsid="001ad9a0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Arial" officeooo:rsid="001ad9a0" officeooo:paragraph-rsid="001f62e5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Arial" officeooo:rsid="000231e2" officeooo:paragraph-rsid="00574b43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Arial" officeooo:rsid="000231e2" officeooo:paragraph-rsid="000231e2"/>
    </style:style>
    <style:style style:name="P42" style:family="paragraph" style:parent-style-name="Standard">
      <style:paragraph-properties fo:text-align="justify" style:justify-single-word="false"/>
      <style:text-properties style:font-name="Arial" officeooo:rsid="000231e2" officeooo:paragraph-rsid="0075264a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Arial" officeooo:rsid="00567b26" officeooo:paragraph-rsid="00786b8d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Arial" officeooo:rsid="0050c961" officeooo:paragraph-rsid="0050c961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Arial" officeooo:rsid="00046a06" officeooo:paragraph-rsid="00046a06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Arial" officeooo:rsid="00046a06" officeooo:paragraph-rsid="00046a06"/>
    </style:style>
    <style:style style:name="P47" style:family="paragraph" style:parent-style-name="Standard" style:list-style-name="L9">
      <style:paragraph-properties fo:text-align="justify" style:justify-single-word="false"/>
      <style:text-properties style:font-name="Arial" officeooo:rsid="00046a06" officeooo:paragraph-rsid="00046a06"/>
    </style:style>
    <style:style style:name="P48" style:family="paragraph" style:parent-style-name="Standard" style:list-style-name="L10">
      <style:paragraph-properties fo:text-align="justify" style:justify-single-word="false"/>
      <style:text-properties style:font-name="Arial" officeooo:rsid="00046a06" officeooo:paragraph-rsid="00046a06"/>
    </style:style>
    <style:style style:name="P49" style:family="paragraph" style:parent-style-name="Standard" style:list-style-name="L11">
      <style:paragraph-properties fo:text-align="justify" style:justify-single-word="false"/>
      <style:text-properties style:font-name="Arial" officeooo:rsid="00046a06" officeooo:paragraph-rsid="00046a06"/>
    </style:style>
    <style:style style:name="P50" style:family="paragraph" style:parent-style-name="Standard" style:list-style-name="L6">
      <style:paragraph-properties fo:text-align="justify" style:justify-single-word="false"/>
      <style:text-properties style:font-name="Arial" officeooo:rsid="0006d309" officeooo:paragraph-rsid="0006d309"/>
    </style:style>
    <style:style style:name="P51" style:family="paragraph" style:parent-style-name="Standard" style:list-style-name="L7">
      <style:paragraph-properties fo:text-align="justify" style:justify-single-word="false"/>
      <style:text-properties style:font-name="Arial" officeooo:rsid="0073ba13" officeooo:paragraph-rsid="0073ba13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Arial" officeooo:rsid="00052608" officeooo:paragraph-rsid="00052608"/>
    </style:style>
    <style:style style:name="P53" style:family="paragraph" style:parent-style-name="Standard" style:list-style-name="L9">
      <style:paragraph-properties fo:text-align="justify" style:justify-single-word="false"/>
      <style:text-properties style:font-name="Arial" officeooo:rsid="007382af" officeooo:paragraph-rsid="007382af"/>
    </style:style>
    <style:style style:name="P54" style:family="paragraph" style:parent-style-name="Standard" style:list-style-name="L11">
      <style:paragraph-properties fo:text-align="justify" style:justify-single-word="false"/>
      <style:text-properties style:font-name="Arial" officeooo:rsid="0072db69" officeooo:paragraph-rsid="0072db69"/>
    </style:style>
    <style:style style:name="P55" style:family="paragraph" style:parent-style-name="Standard" style:list-style-name="L12">
      <style:paragraph-properties fo:text-align="justify" style:justify-single-word="false"/>
      <style:text-properties style:font-name="Arial" officeooo:rsid="001583b8" officeooo:paragraph-rsid="001583b8"/>
    </style:style>
    <style:style style:name="P56" style:family="paragraph" style:parent-style-name="Standard" style:list-style-name="L1">
      <style:paragraph-properties fo:text-align="justify" style:justify-single-word="false"/>
      <style:text-properties style:font-name="Arial" officeooo:rsid="0076b63f" officeooo:paragraph-rsid="0076b63f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6pt" fo:font-weight="bold" officeooo:rsid="0077e8d7" officeooo:paragraph-rsid="0077e8d7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6pt" fo:font-weight="bold" officeooo:rsid="007b91f1" officeooo:paragraph-rsid="007b91f1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" officeooo:rsid="002278b5" officeooo:paragraph-rsid="002278b5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786b8d" officeooo:paragraph-rsid="00786b8d"/>
    </style:style>
    <style:style style:name="P61" style:family="paragraph" style:parent-style-name="Standard" style:list-style-name="L4">
      <style:paragraph-properties fo:text-align="justify" style:justify-single-word="false"/>
      <style:text-properties style:font-name="Arial" officeooo:rsid="00786b8d" officeooo:paragraph-rsid="00786b8d"/>
    </style:style>
    <style:style style:name="P62" style:family="paragraph" style:parent-style-name="Standard">
      <style:paragraph-properties fo:text-align="justify" style:justify-single-word="false"/>
      <style:text-properties style:font-name="Arial" officeooo:rsid="003b330a" officeooo:paragraph-rsid="007e5f3a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46bc7c" officeooo:paragraph-rsid="0046bc7c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81ad0a" officeooo:paragraph-rsid="0081ad0a"/>
    </style:style>
    <style:style style:name="P65" style:family="paragraph" style:parent-style-name="Standard">
      <style:paragraph-properties fo:text-align="justify" style:justify-single-word="false"/>
      <style:text-properties style:font-name="Arial" officeooo:rsid="000db5f2" officeooo:paragraph-rsid="000a4a7d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83b8"/>
    </style:style>
    <style:style style:name="T4" style:family="text">
      <style:text-properties officeooo:rsid="00172731"/>
    </style:style>
    <style:style style:name="T5" style:family="text">
      <style:text-properties officeooo:rsid="001ad9a0"/>
    </style:style>
    <style:style style:name="T6" style:family="text">
      <style:text-properties officeooo:rsid="001b9491"/>
    </style:style>
    <style:style style:name="T7" style:family="text">
      <style:text-properties officeooo:rsid="001cffbe"/>
    </style:style>
    <style:style style:name="T8" style:family="text">
      <style:text-properties officeooo:rsid="00263bb5"/>
    </style:style>
    <style:style style:name="T9" style:family="text">
      <style:text-properties officeooo:rsid="0027c469"/>
    </style:style>
    <style:style style:name="T10" style:family="text">
      <style:text-properties officeooo:rsid="002867c6"/>
    </style:style>
    <style:style style:name="T11" style:family="text">
      <style:text-properties officeooo:rsid="0029949b"/>
    </style:style>
    <style:style style:name="T12" style:family="text">
      <style:text-properties officeooo:rsid="0029b615"/>
    </style:style>
    <style:style style:name="T13" style:family="text">
      <style:text-properties officeooo:rsid="002ac2b1"/>
    </style:style>
    <style:style style:name="T14" style:family="text">
      <style:text-properties officeooo:rsid="002bb434"/>
    </style:style>
    <style:style style:name="T15" style:family="text">
      <style:text-properties officeooo:rsid="002be45c"/>
    </style:style>
    <style:style style:name="T16" style:family="text">
      <style:text-properties officeooo:rsid="002c37e0"/>
    </style:style>
    <style:style style:name="T17" style:family="text">
      <style:text-properties officeooo:rsid="002ee864"/>
    </style:style>
    <style:style style:name="T18" style:family="text">
      <style:text-properties officeooo:rsid="002fa8b5"/>
    </style:style>
    <style:style style:name="T19" style:family="text">
      <style:text-properties officeooo:rsid="0031cebc"/>
    </style:style>
    <style:style style:name="T20" style:family="text">
      <style:text-properties officeooo:rsid="0031ecc3"/>
    </style:style>
    <style:style style:name="T21" style:family="text">
      <style:text-properties officeooo:rsid="00332493"/>
    </style:style>
    <style:style style:name="T22" style:family="text">
      <style:text-properties officeooo:rsid="003626cc"/>
    </style:style>
    <style:style style:name="T23" style:family="text">
      <style:text-properties officeooo:rsid="00362cef"/>
    </style:style>
    <style:style style:name="T24" style:family="text">
      <style:text-properties officeooo:rsid="00369de1"/>
    </style:style>
    <style:style style:name="T25" style:family="text">
      <style:text-properties officeooo:rsid="003908a9"/>
    </style:style>
    <style:style style:name="T26" style:family="text">
      <style:text-properties officeooo:rsid="0039c23c"/>
    </style:style>
    <style:style style:name="T27" style:family="text">
      <style:text-properties officeooo:rsid="003be513"/>
    </style:style>
    <style:style style:name="T28" style:family="text">
      <style:text-properties officeooo:rsid="003c5718"/>
    </style:style>
    <style:style style:name="T29" style:family="text">
      <style:text-properties officeooo:rsid="00407899"/>
    </style:style>
    <style:style style:name="T30" style:family="text">
      <style:text-properties officeooo:rsid="0044b5fd"/>
    </style:style>
    <style:style style:name="T31" style:family="text">
      <style:text-properties officeooo:rsid="0045114b"/>
    </style:style>
    <style:style style:name="T32" style:family="text">
      <style:text-properties officeooo:rsid="00473814"/>
    </style:style>
    <style:style style:name="T33" style:family="text">
      <style:text-properties officeooo:rsid="005a4dce"/>
    </style:style>
    <style:style style:name="T34" style:family="text">
      <style:text-properties officeooo:rsid="005ab762"/>
    </style:style>
    <style:style style:name="T35" style:family="text">
      <style:text-properties officeooo:rsid="005be2ff"/>
    </style:style>
    <style:style style:name="T36" style:family="text">
      <style:text-properties officeooo:rsid="005cc0e1"/>
    </style:style>
    <style:style style:name="T37" style:family="text">
      <style:text-properties officeooo:rsid="005dc286"/>
    </style:style>
    <style:style style:name="T38" style:family="text">
      <style:text-properties officeooo:rsid="005e0b52"/>
    </style:style>
    <style:style style:name="T39" style:family="text">
      <style:text-properties officeooo:rsid="005fd1e3"/>
    </style:style>
    <style:style style:name="T40" style:family="text">
      <style:text-properties officeooo:rsid="0060cefe"/>
    </style:style>
    <style:style style:name="T41" style:family="text">
      <style:text-properties officeooo:rsid="0060fd1a"/>
    </style:style>
    <style:style style:name="T42" style:family="text">
      <style:text-properties officeooo:rsid="0061766c"/>
    </style:style>
    <style:style style:name="T43" style:family="text">
      <style:text-properties officeooo:rsid="00645ac1"/>
    </style:style>
    <style:style style:name="T44" style:family="text">
      <style:text-properties officeooo:rsid="0066eec9"/>
    </style:style>
    <style:style style:name="T45" style:family="text">
      <style:text-properties officeooo:rsid="006954be"/>
    </style:style>
    <style:style style:name="T46" style:family="text">
      <style:text-properties officeooo:rsid="006c7c47"/>
    </style:style>
    <style:style style:name="T47" style:family="text">
      <style:text-properties officeooo:rsid="006e014f"/>
    </style:style>
    <style:style style:name="T48" style:family="text">
      <style:text-properties officeooo:rsid="006e85ce"/>
    </style:style>
    <style:style style:name="T49" style:family="text">
      <style:text-properties officeooo:rsid="006f1daa"/>
    </style:style>
    <style:style style:name="T50" style:family="text">
      <style:text-properties officeooo:rsid="006fbe16"/>
    </style:style>
    <style:style style:name="T51" style:family="text">
      <style:text-properties officeooo:rsid="0075264a"/>
    </style:style>
    <style:style style:name="T52" style:family="text">
      <style:text-properties officeooo:rsid="00770afc"/>
    </style:style>
    <style:style style:name="T53" style:family="text">
      <style:text-properties officeooo:rsid="0077d12d"/>
    </style:style>
    <style:style style:name="T54" style:family="text">
      <style:text-properties officeooo:rsid="0079d4e4"/>
    </style:style>
    <style:style style:name="T55" style:family="text">
      <style:text-properties officeooo:rsid="007b630f"/>
    </style:style>
    <style:style style:name="T56" style:family="text">
      <style:text-properties officeooo:rsid="007c09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P Appunti</text:p>
      <text:p text:style-name="P1"/>
      <text:p text:style-name="P42">L’APP in questione consente la condivisione di appunti di varie materie all’interno di un gruppo <text:span text:style-name="T51">di studi, </text:span>utilizzando lo smartphone.</text:p>
      <text:p text:style-name="P1"/>
      <text:p text:style-name="P1"/>
      <text:p text:style-name="P5">Requisiti APP</text:p>
      <text:p text:style-name="P1"/>
      <text:p text:style-name="P15">L’APP dovrà soddisfare le seguenti richieste:</text:p>
      <text:list xml:id="list3844596580" text:style-name="L1">
        <text:list-item>
          <text:p text:style-name="P35">la possibilità di creare gruppi di studi;</text:p>
        </text:list-item>
        <text:list-item>
          <text:p text:style-name="P56">assegnare dei ruoli ai membri del gruppo (autorizzazioni particolari);</text:p>
        </text:list-item>
        <text:list-item>
          <text:p text:style-name="P36">la possibilità <text:span text:style-name="T5">per gli utenti autorizzati </text:span>di aggiungere e rimuovere persone all’intero del gruppo di studi;</text:p>
        </text:list-item>
        <text:list-item>
          <text:p text:style-name="P37">la possibilità <text:span text:style-name="T5">per gli utenti autorizzati di</text:span><text:span text:style-name="T7"> creare materie all’interno di un gruppo;</text:span></text:p>
        </text:list-item>
      </text:list>
      <text:list xml:id="list1238230614" text:style-name="L2">
        <text:list-item>
          <text:p text:style-name="P38"><text:span text:style-name="T6">la </text:span>possibilità per gli utenti autorizzati <text:s/>di caricare gli appunti;</text:p>
        </text:list-item>
        <text:list-item>
          <text:p text:style-name="P39"><text:span text:style-name="T6">la </text:span>possibilità per gli utenti presenti all’interno del gruppo di visualizzare gli appunti disponibili <text:span text:style-name="T52">e condivisi in quello specifico gruppo</text:span>.</text:p>
        </text:list-item>
      </text:list>
      <text:p text:style-name="P1"/>
      <text:p text:style-name="P1"/>
      <text:p text:style-name="P57">Entità</text:p>
      <text:p text:style-name="P1"/>
      <text:p text:style-name="P3">A colpo d’occhio vengono esaltat<text:span text:style-name="T4">e le</text:span> seguenti <text:span text:style-name="T53">Entità</text:span>:</text:p>
      <text:list xml:id="list698431491" text:style-name="L3">
        <text:list-item>
          <text:p text:style-name="P40"><text:span text:style-name="T1">Utenti</text:span>: utilizzatori dell’APP;</text:p>
        </text:list-item>
      </text:list>
      <text:list xml:id="list2442643053" text:style-name="L5">
        <text:list-item>
          <text:p text:style-name="P41"><text:span text:style-name="T2">Gruppo</text:span>: gruppo di studio, composta da vari studenti;</text:p>
        </text:list-item>
        <text:list-item>
          <text:p text:style-name="P44"><text:span text:style-name="T2">Qualifica</text:span>: il ruolo che un Utente ricopre all’intero di un gruppo;</text:p>
        </text:list-item>
        <text:list-item>
          <text:p text:style-name="P41"><text:span text:style-name="T2">Materia</text:span>: materia che si intende studiare all’interno del gruppo di studi;</text:p>
        </text:list-item>
        <text:list-item>
          <text:p text:style-name="P41"><text:span text:style-name="T2">Appunto</text:span>: appunti riguardante una lezione o un argomento di una certa materia.</text:p>
        </text:list-item>
      </text:list>
      <text:p text:style-name="P18"/>
      <text:p text:style-name="P17">Ulteriori relazioni formeranno la struttura per l’interazione fra levarie componenti.</text:p>
      <text:p text:style-name="P16"/>
      <text:p text:style-name="P60">Esaltano inoltre ulteriori Entità, adatte per una gestione migliore dei dati all’interno del database:</text:p>
      <text:list xml:id="list848005930" text:style-name="L4">
        <text:list-item>
          <text:p text:style-name="P43"><text:span text:style-name="T2">Persona</text:span>: identificazione di una persona fisica in versione digitale;</text:p>
        </text:list-item>
        <text:list-item>
          <text:p text:style-name="P61"><text:span text:style-name="T2">File</text:span>: <text:span text:style-name="T54">identifica il contenuto </text:span><text:span text:style-name="T55">nudo e crudo </text:span><text:span text:style-name="T54">di un appunto.</text:span></text:p>
        </text:list-item>
      </text:list>
      <text:p text:style-name="P16"/>
      <text:p text:style-name="P16"/>
      <text:p text:style-name="P1">Formalizzando meglio:</text:p>
      <text:p text:style-name="P1"/>
      <text:p text:style-name="P8">Utenti</text:p>
      <text:p text:style-name="P1"/>
      <text:p text:style-name="P1">Gli Utenti sono <text:span text:style-name="T8">persone </text:span>che intendono condividere i propri appunti; è necessario che l’utente sia identificabile <text:span text:style-name="T33">in quanto a</text:span><text:span text:style-name="T9"> </text:span>persona e<text:span text:style-name="T34">d</text:span> utente registrato sulla piattaforma.</text:p>
      <text:p text:style-name="P1"/>
      <text:p text:style-name="P9">Persona</text:p>
      <text:p text:style-name="P7"/>
      <text:p text:style-name="P7">Rapresentazione dei dati anagrafici relativi ad un Utente.</text:p>
      <text:p text:style-name="P7">Non è un’entità necessaria, ma è utile per un’adeguata suddivisione e per <text:span text:style-name="T10">eventuali </text:span>scopi futuri, <text:span text:style-name="T35">nonché per statistiche relativ</text:span><text:span text:style-name="T36">e</text:span><text:span text:style-name="T35"> agli utilizzatori.</text:span></text:p>
      <text:p text:style-name="P1"><text:soft-page-break/></text:p>
      <text:p text:style-name="P11">Qualifica</text:p>
      <text:p text:style-name="P22"/>
      <text:p text:style-name="P23">Un Utente ha una propria qualifica <text:span text:style-name="T19">che definisce </text:span><text:span text:style-name="T20">i propri poteri </text:span><text:span text:style-name="T37">ed i propri limiti </text:span><text:span text:style-name="T38">a</text:span>ll’interno di un gruppo. <text:span text:style-name="T20">È </text:span>necessario che sia ben specificata <text:span text:style-name="T21">e standardizzata </text:span><text:span text:style-name="T39">onde</text:span><text:span text:style-name="T21"> evitare ambiguità.</text:span></text:p>
      <text:p text:style-name="P24">Una qualifica <text:span text:style-name="T22">è caratterizzata da un nome </text:span><text:span text:style-name="T23">(</text:span><text:span text:style-name="T24">grado</text:span><text:span text:style-name="T23">)</text:span><text:span text:style-name="T22"> e da un identificativo.</text:span></text:p>
      <text:p text:style-name="P1"/>
      <text:p text:style-name="P8">Gruppi</text:p>
      <text:p text:style-name="P1"/>
      <text:p text:style-name="P19"><text:span text:style-name="T40">Un g</text:span>rupp<text:span text:style-name="T40">o</text:span> <text:span text:style-name="T40">è </text:span><text:span text:style-name="T12">insiem</text:span><text:span text:style-name="T40">e</text:span><text:span text:style-name="T12"> fini</text:span><text:span text:style-name="T40">to</text:span><text:span text:style-name="T12"> di persone caratterizzato da un nome.</text:span></text:p>
      <text:p text:style-name="P1"><text:span text:style-name="T11">I</text:span> Gruppi hanno uno o più amministratori: il primo amministratore è il creatore del gruppo ed eventuali altri amministratori dovranno essere specificati ed integrati. <text:span text:style-name="T11">H</text:span>anno un proprio nome, un identificativo ed un elenco di partecipanti (Utenti).</text:p>
      <text:p text:style-name="P1"/>
      <text:p text:style-name="P8">Materia</text:p>
      <text:p text:style-name="P1"/>
      <text:p text:style-name="P2">Una Materia <text:span text:style-name="T13">è </text:span><text:span text:style-name="T41">la rappresentazione semplificata di </text:span><text:span text:style-name="T13">una </text:span><text:span text:style-name="T14">materia </text:span><text:span text:style-name="T15">scolastica/accademica.</text:span></text:p>
      <text:p text:style-name="P1">Una Materia ha un proprio nome e appartiene ad un gruppo <text:span text:style-name="T42">di studi</text:span>.</text:p>
      <text:p text:style-name="P1"/>
      <text:p text:style-name="P8">Appunto</text:p>
      <text:p text:style-name="P1"/>
      <text:p text:style-name="P1">Un Appunto è <text:span text:style-name="T16">un file, </text:span><text:span text:style-name="T43">rappresentativo di appunti, </text:span><text:span text:style-name="T16">presente all’interno del gruppo di studi. È </text:span>collegato ad una materia e <text:span text:style-name="T56">consente la condivisione del file contenente i veri e propri appunti.</text:span></text:p>
      <text:p text:style-name="P1"/>
      <text:p text:style-name="P10">File</text:p>
      <text:p text:style-name="P20"/>
      <text:p text:style-name="P20">Un file è la parte fondamentale dell’Appunto. Un Appunto non viene memorizzato direttamente col sui file all’interno, ma <text:span text:style-name="T17">è un collegamento al file.</text:span></text:p>
      <text:p text:style-name="P21">Ciò è necessario per ridurre la ridondanza degli appunti, <text:span text:style-name="T44">nel caso fossero caricati in più gruppi di studi, </text:span>e per <text:span text:style-name="T45">una migliore</text:span> suddivisione.</text:p>
      <text:p text:style-name="P1"/>
      <text:p text:style-name="P1"/>
      <text:p text:style-name="P58">Relazioni</text:p>
      <text:p text:style-name="P7"/>
      <text:p text:style-name="P7">Il database sarà quindi formato dalle seguenti relazioni <text:span text:style-name="T18">principali</text:span>:</text:p>
      <text:p text:style-name="P7"/>
      <text:p text:style-name="P12">Persona:</text:p>
      <text:list xml:id="list3803148214" text:style-name="L6">
        <text:list-item>
          <text:p text:style-name="P45">nome;</text:p>
        </text:list-item>
        <text:list-item>
          <text:p text:style-name="P45">cognome;</text:p>
        </text:list-item>
        <text:list-item>
          <text:p text:style-name="P45">codice fiscale;</text:p>
        </text:list-item>
        <text:list-item>
          <text:p text:style-name="P45">data di nascita;</text:p>
        </text:list-item>
        <text:list-item>
          <text:p text:style-name="P50">numero di telefono.</text:p>
        </text:list-item>
      </text:list>
      <text:p text:style-name="P12"/>
      <text:p text:style-name="P12">Utente:</text:p>
      <text:list xml:id="list1659228599" text:style-name="L7">
        <text:list-item>
          <text:p text:style-name="P46">persona_fk;</text:p>
        </text:list-item>
        <text:list-item>
          <text:p text:style-name="P46">mail;</text:p>
        </text:list-item>
        <text:list-item>
          <text:p text:style-name="P46">password (cifrata per sicurezza);</text:p>
        </text:list-item>
        <text:list-item>
          <text:p text:style-name="P46">nickname;</text:p>
        </text:list-item>
        <text:list-item>
          <text:p text:style-name="P51"><text:soft-page-break/>data_registrazione.</text:p>
        </text:list-item>
      </text:list>
      <text:p text:style-name="P12"/>
      <text:p text:style-name="P13">Qualifica:</text:p>
      <text:list xml:id="list3828139200" text:style-name="L8">
        <text:list-item>
          <text:p text:style-name="P52">grado;</text:p>
        </text:list-item>
        <text:list-item>
          <text:p text:style-name="P52">id.</text:p>
        </text:list-item>
      </text:list>
      <text:p text:style-name="P12"/>
      <text:p text:style-name="P12">Gruppo:</text:p>
      <text:list xml:id="list4043097832" text:style-name="L9">
        <text:list-item>
          <text:p text:style-name="P47">nome;</text:p>
        </text:list-item>
        <text:list-item>
          <text:p text:style-name="P53">data_creazione;</text:p>
        </text:list-item>
        <text:list-item>
          <text:p text:style-name="P47">id.</text:p>
        </text:list-item>
      </text:list>
      <text:p text:style-name="P12"/>
      <text:p text:style-name="P12">Materia:</text:p>
      <text:list xml:id="list2330803901" text:style-name="L10">
        <text:list-item>
          <text:p text:style-name="P48">gruppo_fk;</text:p>
        </text:list-item>
        <text:list-item>
          <text:p text:style-name="P48">nome.</text:p>
        </text:list-item>
      </text:list>
      <text:p text:style-name="P12"/>
      <text:p text:style-name="P12">Appunto:</text:p>
      <text:list xml:id="list3079929772" text:style-name="L11">
        <text:list-item>
          <text:p text:style-name="P49"><text:span text:style-name="T3">file_fk</text:span>;</text:p>
        </text:list-item>
        <text:list-item>
          <text:p text:style-name="P54">data_caricamento;</text:p>
        </text:list-item>
        <text:list-item>
          <text:p text:style-name="P49">materia_fk.</text:p>
        </text:list-item>
      </text:list>
      <text:p text:style-name="P12"/>
      <text:p text:style-name="P14">File:</text:p>
      <text:list xml:id="list4000605339" text:style-name="L12">
        <text:list-item>
          <text:p text:style-name="P55">nome;</text:p>
        </text:list-item>
        <text:list-item>
          <text:p text:style-name="P55">raw data;</text:p>
        </text:list-item>
        <text:list-item>
          <text:p text:style-name="P55">data caricamento;</text:p>
        </text:list-item>
        <text:list-item>
          <text:p text:style-name="P55">autore;</text:p>
        </text:list-item>
        <text:list-item>
          <text:p text:style-name="P55">id.</text:p>
        </text:list-item>
      </text:list>
      <text:p text:style-name="P12"/>
      <text:p text:style-name="P12"/>
      <text:p text:style-name="P6"><text:span text:style-name="T26">Relazioni </text:span><text:span text:style-name="T46">del</text:span><text:span text:style-name="T25">le Entità</text:span></text:p>
      <text:p text:style-name="P25"/>
      <text:p text:style-name="P25">Per far si che le entità prima citate possano interagire per formare il database utilizzato per l’APP <text:span text:style-name="T47">è necessario specificare come esse interagiscono</text:span>:</text:p>
      <text:p text:style-name="P25"/>
      <text:p text:style-name="P62">Una Utente è direttamente messo in relazione con una Persona: la cardinalità fra le due entità è 1:1, ovvero che si ha un Utente registrato collegato ad una <text:span text:style-name="T48">ed un’unica</text:span> Persona.</text:p>
      <text:p text:style-name="P62"><text:span text:style-name="T27">Non è dunque consentito che una Persona abbia più account </text:span><text:span text:style-name="T28">(Utenti)</text:span><text:span text:style-name="T27">.</text:span></text:p>
      <text:p text:style-name="P25"/>
      <text:p text:style-name="P26">Un Utente ha una specifica qualifica all’interno di un gruppo; questa cardinalità è <text:span text:style-name="T49">di tipo </text:span>N:N fra 3 entità diverse: Utente, Gruppo e Qualifica.</text:p>
      <text:p text:style-name="P26">È necessario scindere questa relazione ternaria in binaria introducento l’entità qualifica_nel_gruppo.</text:p>
      <text:p text:style-name="P25"/>
      <text:p text:style-name="P27">Una Materia <text:span text:style-name="T29">è collegata ad un unico gruppo </text:span><text:span text:style-name="T50">e un gruppo può avere più materie al proprio interno;</text:span><text:span text:style-name="T29"> la cardinalità fra Gruppo <text:s/>e Materia è 1:N.</text:span></text:p>
      <text:p text:style-name="P27"/>
      <text:p text:style-name="P28">Una Materia è composta da Appunti; la cardinalità fra Materia <text:s/>e Appunt<text:span text:style-name="T30">o</text:span> è 1:N.</text:p>
      <text:p text:style-name="P28"/>
      <text:p text:style-name="P29"><text:soft-page-break/>Appunt<text:span text:style-name="T30">o è un’entità di collegamento fra </text:span><text:span text:style-name="T31">un File ed una Materia. La cardinalità fra File e Appunto è 1:N.</text:span></text:p>
      <text:p text:style-name="P63">In altre parole Appunto è un’astrazione per collegare un file <text:span text:style-name="T32">di appunti </text:span>ad una Materia.</text:p>
      <text:p text:style-name="P63"/>
      <text:p text:style-name="P64">Un Utente crea un File e ne è quindi l’autore. La cardinalità fra Utente e File è 1:N.</text:p>
      <text:p text:style-name="P25"/>
      <text:p text:style-name="P12"/>
      <table:table table:name="relazioni" table:style-name="relazioni">
        <table:table-column table:style-name="relazioni.A" table:number-columns-repeated="3"/>
        <table:table-row table:style-name="TableLine94197936449680">
          <table:table-cell table:style-name="relazioni.A1" office:value-type="string">
            <text:p text:style-name="P31">Entità</text:p>
          </table:table-cell>
          <table:table-cell table:style-name="relazioni.A1" office:value-type="string">
            <text:p text:style-name="P32">Cardinalità</text:p>
          </table:table-cell>
          <table:table-cell table:style-name="relazioni.C1" office:value-type="string">
            <text:p text:style-name="P31">Entità</text:p>
          </table:table-cell>
        </table:table-row>
        <table:table-row table:style-name="TableLine94197937198528">
          <table:table-cell table:style-name="relazioni.A2" office:value-type="string">
            <text:p text:style-name="P30">Persona</text:p>
          </table:table-cell>
          <table:table-cell table:style-name="relazioni.A2" office:value-type="string">
            <text:p text:style-name="P30">1:1</text:p>
          </table:table-cell>
          <table:table-cell table:style-name="relazioni.C2" office:value-type="string">
            <text:p text:style-name="P30">Utente</text:p>
          </table:table-cell>
        </table:table-row>
        <table:table-row table:style-name="TableLine94197937263424">
          <table:table-cell table:style-name="relazioni.A2" office:value-type="string">
            <text:p text:style-name="P30">Gruppo</text:p>
          </table:table-cell>
          <table:table-cell table:style-name="relazioni.A2" office:value-type="string">
            <text:p text:style-name="P30">1:N</text:p>
          </table:table-cell>
          <table:table-cell table:style-name="relazioni.C2" office:value-type="string">
            <text:p text:style-name="P30">Materia</text:p>
          </table:table-cell>
        </table:table-row>
        <table:table-row table:style-name="TableLine94197937263792">
          <table:table-cell table:style-name="relazioni.A2" office:value-type="string">
            <text:p text:style-name="P30">Materia</text:p>
          </table:table-cell>
          <table:table-cell table:style-name="relazioni.A2" office:value-type="string">
            <text:p text:style-name="P30">1:N</text:p>
          </table:table-cell>
          <table:table-cell table:style-name="relazioni.C2" office:value-type="string">
            <text:p text:style-name="P30">Appunto</text:p>
          </table:table-cell>
        </table:table-row>
        <table:table-row table:style-name="TableLine94197937264656">
          <table:table-cell table:style-name="relazioni.A2" office:value-type="string">
            <text:p text:style-name="P33">File</text:p>
          </table:table-cell>
          <table:table-cell table:style-name="relazioni.A2" office:value-type="string">
            <text:p text:style-name="P33">1:N</text:p>
          </table:table-cell>
          <table:table-cell table:style-name="relazioni.C2" office:value-type="string">
            <text:p text:style-name="P33">Appunto</text:p>
          </table:table-cell>
        </table:table-row>
        <table:table-row table:style-name="TableLine94197937265712">
          <table:table-cell table:style-name="relazioni.A2" office:value-type="string">
            <text:p text:style-name="P34">Utente</text:p>
          </table:table-cell>
          <table:table-cell table:style-name="relazioni.A2" office:value-type="string">
            <text:p text:style-name="P34">1:N</text:p>
          </table:table-cell>
          <table:table-cell table:style-name="relazioni.C2" office:value-type="string">
            <text:p text:style-name="P34">File</text:p>
          </table:table-cell>
        </table:table-row>
        <table:table-row table:style-name="TableLine94197937266912">
          <table:table-cell table:style-name="relazioni.A2" office:value-type="string">
            <text:p text:style-name="P30">Utente</text:p>
          </table:table-cell>
          <table:table-cell table:style-name="relazioni.A2" office:value-type="string">
            <text:p text:style-name="P30">1:N</text:p>
          </table:table-cell>
          <table:table-cell table:style-name="relazioni.C2" office:value-type="string">
            <text:p text:style-name="P30">qualifica_nel_gruppo</text:p>
          </table:table-cell>
        </table:table-row>
        <table:table-row table:style-name="TableLine94197937267888">
          <table:table-cell table:style-name="relazioni.A2" office:value-type="string">
            <text:p text:style-name="P30">Qualifica</text:p>
          </table:table-cell>
          <table:table-cell table:style-name="relazioni.A2" office:value-type="string">
            <text:p text:style-name="P30">1:N</text:p>
          </table:table-cell>
          <table:table-cell table:style-name="relazioni.C2" office:value-type="string">
            <text:p text:style-name="P30">qualifica_nel_gruppo</text:p>
          </table:table-cell>
        </table:table-row>
        <table:table-row table:style-name="TableLine94197937268864">
          <table:table-cell table:style-name="relazioni.A2" office:value-type="string">
            <text:p text:style-name="P30">Gruppo</text:p>
          </table:table-cell>
          <table:table-cell table:style-name="relazioni.A2" office:value-type="string">
            <text:p text:style-name="P30">1:N</text:p>
          </table:table-cell>
          <table:table-cell table:style-name="relazioni.C2" office:value-type="string">
            <text:p text:style-name="P30">qualifica_nel_gruppo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4:48:18.523298887</meta:creation-date>
    <dc:date>2021-03-02T16:48:23.815757201</dc:date>
    <meta:editing-duration>PT1H43M47S</meta:editing-duration>
    <meta:editing-cycles>119</meta:editing-cycles>
    <meta:generator>LibreOffice/7.1.0.3$Linux_X86_64 LibreOffice_project/10$Build-3</meta:generator>
    <meta:document-statistic meta:table-count="1" meta:image-count="0" meta:object-count="0" meta:page-count="4" meta:paragraph-count="113" meta:word-count="766" meta:character-count="4805" meta:non-whitespace-character-count="4187"/>
  </office:meta>
</office:document-meta>
</file>